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f76" officeooo:paragraph-rsid="000ddf76"/>
    </style:style>
    <style:style style:name="P2" style:family="paragraph" style:parent-style-name="Standard">
      <style:text-properties officeooo:rsid="000f083f" officeooo:paragraph-rsid="000f083f"/>
    </style:style>
    <style:style style:name="T1" style:family="text">
      <style:text-properties officeooo:rsid="000ddf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71"/><text:span text:style-name="T1">Lab1</text:span></text:p>
      <text:p text:style-name="P1"/>
      <text:p text:style-name="P1">1.3:<text:line-break/></text:p>
      <text:p text:style-name="P1"><text:s text:c="2"/>My brother send me these:</text:p>
      <text:p text:style-name="P1"/>
      <text:p text:style-name="P1">k1 = 5</text:p>
      <text:p text:style-name="P1">k2 = BOOM</text:p>
      <text:p text:style-name="P1">C = ITUCDRG</text:p>
      <text:p text:style-name="P1"/>
      <text:p text:style-name="P1">now lets see</text:p>
      <text:p text:style-name="P1"/>
      <text:p text:style-name="P1">enlgish alphabet:</text:p>
      <text:p text:style-name="P1">ABCDEFGHIJKLMNOPQRSTUVWXYZ</text:p>
      <text:p text:style-name="P1"/>
      <text:p text:style-name="P1">now if I add the substitution of second key (BOM) we get the following :</text:p>
      <text:p text:style-name="P1">BOMACDEFGHIJKLNPQRSTUVWXYZ</text:p>
      <text:p text:style-name="P1"/>
      <text:p text:style-name="P1">now permutating by the first key 5 on the right:</text:p>
      <text:p text:style-name="P1">DEFGHIJKLNPQRSTUVWXYZBOMAC</text:p>
      <text:p text:style-name="P1"/>
      <text:p text:style-name="P1">now we can just map the first two alphabets to get the plain message:</text:p>
      <text:p text:style-name="P1"/>
      <text:p text:style-name="P1">I = f</text:p>
      <text:p text:style-name="P1">T = o</text:p>
      <text:p text:style-name="P1">U = r</text:p>
      <text:p text:style-name="P1">C = z</text:p>
      <text:p text:style-name="P1">D = a</text:p>
      <text:p text:style-name="P1">R = <text:s/>m</text:p>
      <text:p text:style-name="P1">G = d</text:p>
      <text:p text:style-name="P1"/>
      <text:p text:style-name="P1">decrpyted message: forzamd</text:p>
      <text:p text:style-name="P1"/>
      <text:p text:style-name="P1"/>
      <text:p text:style-name="P1">Now I’ll send my brother back the following:</text:p>
      <text:p text:style-name="P1"/>
      <text:p text:style-name="P2">my plain message: tunismd</text:p>
      <text:p text:style-name="P2"/>
      <text:p text:style-name="P2">k1 = 4</text:p>
      <text:p text:style-name="P2">k2 = babushka</text:p>
      <text:p text:style-name="P2">c = XYQJWO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0T01:30:16.363598037</meta:creation-date>
    <dc:date>2025-10-20T01:43:22.484502961</dc:date>
    <meta:editing-duration>PT13M6S</meta:editing-duration>
    <meta:editing-cycles>2</meta:editing-cycles>
    <meta:generator>LibreOffice/25.8.2.2$Linux_X86_64 LibreOffice_project/d401f2107ccab8f924a8e2df40f573aab7605b6f</meta:generator>
    <meta:document-statistic meta:table-count="0" meta:image-count="0" meta:object-count="0" meta:page-count="1" meta:paragraph-count="27" meta:word-count="108" meta:character-count="590" meta:non-whitespace-character-count="434"/>
  </office:meta>
</office:document-meta>
</file>